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3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cached packets == 0: </text:p>
            <text:p><text:s/>Create Packet;</text:p>
            <text:p><text:s/>Fill in data;</text:p>
            <text:p><text:s/>[SendPacket]; </text:p>
            <text:p><text:s/>[SendBufferNotFull];</text:p>
          </table:table-cell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6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If sequence number of packet + 1 == saved ACK#:</text:p>
            <text:p><text:s/>Decrement central seq. # (-1)</text:p>
            <text:p><text:s/>[SendPacket] (we're sending another ACK for that packet)</text:p>
          </table:table-cell>
          <table:table-cell office:value-type="string">
            <text:p>If data received (packet.data length &gt; 0):</text:p>
            <text:p><text:s/>[SendPacket] (no data, this is an ack)</text:p>
            <text:p>Else If number of cached packets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Assumptions</text:p>
          </table:table-cell>
          <table:table-cell table:style-name="ce2"/>
          <table:table-cell table:style-name="ce3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03/30/2011</text:date>, <text:time>11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30T11:41:31</dc:date>
    <dc:creator>Rich Lee</dc:creator>
    <meta:editing-duration>PT76H55M56S</meta:editing-duration>
    <meta:editing-cycles>71</meta:editing-cycles>
    <meta:generator>OpenOffice.org/3.2$Unix OpenOffice.org_project/320m12$Build-9483</meta:generator>
    <meta:printed-by>Randy Buck</meta:printed-by>
    <meta:print-date>2011-03-28T15:34:40</meta:print-date>
    <meta:document-statistic meta:table-count="3" meta:cell-count="44" meta:object-count="0"/>
  </office:meta>
</office:document-meta>
</file>